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NewRoman" svg:font-family="TimesNewRoman" style:font-family-generic="roman"/>
    <style:font-face style:name="TimesNewRoman,Bold" svg:font-family="'TimesNewRoman,Bold'" style:font-family-generic="roman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Fram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NewRoman,Bold" fo:font-size="15pt" fo:font-weight="bold" style:font-name-asian="TimesNewRoman,Bold" style:font-size-asian="15pt" style:font-weight-asian="bold" style:font-name-complex="TimesNewRoman,Bold" style:font-size-complex="15pt" style:font-weight-complex="bold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TimesNewRoman,Bold" fo:font-size="15pt" fo:font-weight="bold" style:font-name-asian="TimesNewRoman,Bold" style:font-size-asian="15pt" style:font-weight-asian="bold" style:font-name-complex="TimesNewRoman,Bold" style:font-size-complex="15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TimesNewRoman" fo:font-size="15pt" fo:font-weight="bold" style:font-name-asian="TimesNewRoman" style:font-size-asian="15pt" style:font-weight-asian="bold" style:font-name-complex="TimesNewRoman" style:font-size-complex="15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nex. Normativa d’exàmens a les seus universitàries</text:p>
      <text:p text:style-name="P4"/>
      <text:p text:style-name="P4"/>
      <text:p text:style-name="P3">Estudi<text:tab/><text:tab/><text:tab/><text:tab/>Professor/a</text:p>
      <text:p text:style-name="P3"><draw:frame draw:style-name="fr1" draw:name="Marco1" text:anchor-type="paragraph" svg:x="0.513cm" svg:y="0.201cm" svg:width="6.44cm" draw:z-index="0"><draw:text-box fo:min-height="0.926cm"><text:p text:style-name="P1">Seguretat i Ciències Policials</text:p></draw:text-box></draw:frame><draw:frame draw:style-name="fr1" draw:name="Marco2" text:anchor-type="paragraph" svg:x="8.514cm" svg:y="0.243cm" svg:width="6.906cm" draw:z-index="1"><draw:text-box fo:min-height="0.963cm"><text:p text:style-name="P1">José Luis Lisani Roca</text:p></draw:text-box></draw:frame></text:p>
      <text:p text:style-name="P3"/>
      <text:p text:style-name="P3"/>
      <text:p text:style-name="P3"><text:tab/><text:tab/><text:tab/><text:tab/>E-mail<text:tab/><text:tab/><text:tab/>Tel.</text:p>
      <text:p text:style-name="P3"><draw:frame draw:style-name="fr1" draw:name="Marco3" text:anchor-type="paragraph" svg:x="8.514cm" svg:y="0.243cm" svg:width="4.339cm" draw:z-index="2"><draw:text-box fo:min-height="0.831cm"><text:p text:style-name="P1">joseluis.lisani@uib.es</text:p></draw:text-box></draw:frame><draw:frame draw:style-name="fr1" draw:name="Marco15" text:anchor-type="paragraph" svg:x="14.06cm" svg:y="0.254cm" svg:width="2.445cm" draw:z-index="14"><draw:text-box fo:min-height="0.79cm"><text:p text:style-name="P1">971172990</text:p></draw:text-box></draw:frame></text:p>
      <text:p text:style-name="P3"/>
      <text:p text:style-name="P3">Assignatura</text:p>
      <text:p text:style-name="P3"><draw:frame draw:style-name="fr1" draw:name="Marco4" text:anchor-type="paragraph" svg:x="1.169cm" svg:y="0.201cm" svg:width="10.388cm" draw:z-index="3"><draw:text-box fo:min-height="0.79cm"><text:p text:style-name="P1">Estadística Aplicada</text:p></draw:text-box></draw:frame></text:p>
      <text:p text:style-name="P3"/>
      <text:p text:style-name="P3">Dia de l'examen<text:tab/><text:tab/>Hora d'inici<text:tab/>Hora de finalització</text:p>
      <text:p text:style-name="P3"><draw:frame draw:style-name="fr1" draw:name="Marco5" text:anchor-type="paragraph" svg:x="0.497cm" svg:y="0.201cm" svg:width="4.18cm" draw:z-index="4"><draw:text-box fo:min-height="0.79cm"><text:p text:style-name="P1">12 setembre 2011</text:p></draw:text-box></draw:frame><draw:frame draw:style-name="fr1" draw:name="Marco6" text:anchor-type="paragraph" svg:x="6.237cm" svg:y="0.228cm" svg:width="2.759cm" draw:z-index="5"><draw:text-box fo:min-height="0.79cm"><text:p text:style-name="P1">17h00</text:p></draw:text-box></draw:frame><draw:frame draw:style-name="fr1" draw:name="Marco7" text:anchor-type="paragraph" svg:x="10.232cm" svg:y="0.228cm" svg:width="2.759cm" draw:z-index="6"><draw:text-box fo:min-height="0.79cm"><text:p text:style-name="P1">18h30</text:p></draw:text-box></draw:frame></text:p>
      <text:p text:style-name="P3"><text:tab/><text:tab/></text:p>
      <text:p text:style-name="P3"/>
      <text:p text:style-name="P3">Nombre de còpies de l'examen que s'han de tenir preparades</text:p>
      <text:p text:style-name="P3"><draw:frame draw:style-name="fr1" draw:name="Marco8" text:anchor-type="paragraph" svg:x="3.768cm" svg:y="0.519cm" svg:width="2cm" draw:z-index="7"><draw:text-box fo:min-height="0.499cm"><text:p text:style-name="P1">1</text:p></draw:text-box></draw:frame></text:p>
      <text:p text:style-name="P3">MENORCA</text:p>
      <text:p text:style-name="P3"><draw:frame draw:style-name="fr1" draw:name="Marco9" text:anchor-type="paragraph" svg:x="3.768cm" svg:y="0.572cm" svg:width="2cm" draw:z-index="8"><draw:text-box fo:min-height="0.499cm"><text:p text:style-name="P1">1</text:p></draw:text-box></draw:frame></text:p>
      <text:p text:style-name="P3">EIVISSA</text:p>
      <text:p text:style-name="P3"/>
      <text:p text:style-name="P3"/>
      <text:p text:style-name="P3">Material que es permet emprar a l'examen</text:p>
      <text:p text:style-name="P3"><draw:frame draw:style-name="fr1" draw:name="Marco10" text:anchor-type="paragraph" svg:x="1.212cm" svg:y="0.201cm" svg:width="12.573cm" draw:z-index="11"><draw:text-box fo:min-height="1.773cm"><text:p text:style-name="P1">Apunts de l'assignatura, taules de probabilitat, calculadora</text:p></draw:text-box></draw:frame></text:p>
      <text:p text:style-name="P3"/>
      <text:p text:style-name="P3"/>
      <text:p text:style-name="P3"/>
      <text:p text:style-name="P3">S'ha de tornar el full d'enunciats</text:p>
      <text:p text:style-name="P3"><draw:frame draw:style-name="fr1" draw:name="Marco11" text:anchor-type="paragraph" svg:x="1.191cm" svg:y="0.545cm" svg:width="1.334cm" draw:z-index="9"><draw:text-box fo:min-height="0.79cm"><text:p text:style-name="P1"/></draw:text-box></draw:frame><draw:frame draw:style-name="fr1" draw:name="Marco12" text:anchor-type="paragraph" svg:x="7.303cm" svg:y="0.545cm" svg:width="1.334cm" draw:z-index="10"><draw:text-box fo:min-height="0.79cm"><text:p text:style-name="P2">X</text:p></draw:text-box></draw:frame></text:p>
      <text:p text:style-name="P3">SI<text:tab/><text:tab/>NO</text:p>
      <text:p text:style-name="P3"/>
      <text:p text:style-name="P3">Consideracions que s’han de fer arribar als alumnes abans de l’examen o que el/la vigilant ha de tenir presents mentre es desenvolupa</text:p>
      <text:p text:style-name="P3"><draw:frame draw:style-name="fr1" draw:name="Marco13" text:anchor-type="paragraph" svg:x="1.212cm" svg:y="0.201cm" svg:width="12.573cm" draw:z-index="12"><draw:text-box fo:min-height="1.773cm"><text:p text:style-name="P1"/></draw:text-box></draw:frame></text:p>
      <text:p text:style-name="P3"/>
      <text:p text:style-name="P3"/>
      <text:p text:style-name="P3"/>
      <text:p text:style-name="P3">Sistema de devolució de l’examen al professor/a</text:p>
      <text:p text:style-name="P3"><draw:frame draw:style-name="fr1" draw:name="Marco14" text:anchor-type="paragraph" svg:x="10.55cm" svg:y="0.381cm" svg:width="5.902cm" draw:z-index="13"><draw:text-box fo:min-height="0.79cm"><text:p text:style-name="P1">Anselm Turmeda</text:p></draw:text-box></draw:frame></text:p>
      <text:p text:style-name="P5">M’heu d’enviar l’examen al caseller, edifici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NewRoman" svg:font-family="TimesNewRoman" style:font-family-generic="roman"/>
    <style:font-face style:name="TimesNewRoman,Bold" svg:font-family="'TimesNewRoman,Bold'" style:font-family-generic="roman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08T12:47:35.16</dc:date>
    <meta:editing-duration>PT23M16S</meta:editing-duration>
    <meta:editing-cycles>9</meta:editing-cycles>
    <meta:generator>OpenOffice.org/3.3$Win32 OpenOffice.org_project/330m20$Build-9567</meta:generator>
    <meta:document-statistic meta:table-count="0" meta:image-count="0" meta:object-count="0" meta:page-count="1" meta:paragraph-count="28" meta:word-count="111" meta:character-count="735"/>
  </office:meta>
</office:document-meta>
</file>